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RegistryTest.testRemoveAll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ConfigRegistryTest.testAdd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ConfigRegistryTest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RegistryTest.testRemove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